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75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40H18M14.629S" calcext:value-type="time">
            <text:p>340:18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Pathfinding fix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8H17M15.216S" calcext:value-type="time">
            <text:p>08:1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75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3"/>
          <table:table-cell table:style-name="ce75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07:57:11.1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01T08:24:26.751000000</dc:date>
    <dc:creator>Benjamin Laws</dc:creator>
    <meta:editing-duration>P13DT11H32M57S</meta:editing-duration>
    <meta:editing-cycles>373</meta:editing-cycles>
    <meta:generator>LibreOffice/7.1.8.1$Windows_X86_64 LibreOffice_project/e1f30c802c3269a1d052614453f260e49458c82c</meta:generator>
    <meta:document-statistic meta:table-count="2" meta:cell-count="560" meta:object-count="0"/>
  </office:meta>
</office:document-meta>
</file>